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6B804A220163FD4A.png" manifest:media-type="image/png"/>
  <manifest:file-entry manifest:full-path="Pictures/100002010000044A000001C7EEED84A57B29702F.png" manifest:media-type="image/png"/>
  <manifest:file-entry manifest:full-path="Pictures/100002010000044A000001C736191E4EF194A34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Source Sans Pro" svg:font-family="'Source Sans Pro', sans-serif"/>
    <style:font-face style:name="arial1" svg:font-family="arial, sans-serif"/>
    <style:font-face style:name="arial" svg:font-family="arial, sans, sans-serif"/>
    <style:font-face style:name="openSans" svg:font-family="openSans, Arial, Helvetica, sans-serif"/>
    <style:font-face style:name="FreeSans" svg:font-family="FreeSans" style:font-family-generic="swiss"/>
    <style:font-face style:name="Liberation Sans2" svg:font-family="'Liberation Sans'" style:font-family-generic="swiss"/>
    <style:font-face style:name="FreeSans1" svg:font-family="FreeSans" style:font-family-generic="system"/>
    <style:font-face style:name="Lohit Hindi" svg:font-family="'Lohit Hindi'" style:font-family-generic="system"/>
    <style:font-face style:name="OpenSymbol" svg:font-family="OpenSymbol" style:font-family-generic="system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DejaVu Sans Light" svg:font-family="'DejaVu Sans Light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ulka1" style:family="table">
      <style:table-properties style:width="15.997cm" fo:margin-left="0cm" table:align="left"/>
    </style:style>
    <style:style style:name="Tabulka1.A" style:family="table-column">
      <style:table-column-properties style:column-width="4.001cm"/>
    </style:style>
    <style:style style:name="Tabulka1.B" style:family="table-column">
      <style:table-column-properties style:column-width="3.993cm"/>
    </style:style>
    <style:style style:name="Tabulka1.C" style:family="table-column">
      <style:table-column-properties style:column-width="4.018cm"/>
    </style:style>
    <style:style style:name="Tabulka1.D" style:family="table-column">
      <style:table-column-properties style:column-width="3.985cm"/>
    </style:style>
    <style:style style:name="Tabulka1.A1" style:family="table-cell">
      <style:table-cell-properties fo:padding-left="0.018cm" fo:padding-right="0.018cm" fo:padding-top="0cm" fo:padding-bottom="0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officeooo:paragraph-rsid="001949b5"/>
    </style:style>
    <style:style style:name="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4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fo:color="#333333" style:font-name="Liberation Sans" fo:font-size="10pt" fo:language="cs" fo:country="CZ" fo:background-color="transparent" style:font-size-asian="10pt" style:font-name-complex="Arial" style:font-size-complex="10pt"/>
    </style:style>
    <style:style style:name="P5" style:family="paragraph" style:parent-style-name="Text_20_body">
      <style:paragraph-properties fo:margin-top="0cm" fo:margin-bottom="0cm" loext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0pt" fo:font-style="normal" style:text-underline-style="none" fo:font-weight="normal" officeooo:paragraph-rsid="001949b5" style:text-blinking="false" fo:background-color="transparent"/>
    </style:style>
    <style:style style:name="P6" style:family="paragraph" style:parent-style-name="Header">
      <style:paragraph-properties fo:margin-left="2.221cm" fo:margin-right="0cm" fo:text-align="start" style:justify-single-word="false" fo:text-indent="0cm" style:auto-text-indent="false">
        <style:tab-stops>
          <style:tab-stop style:position="8.781cm" style:type="center"/>
          <style:tab-stop style:position="16.782cm" style:type="right"/>
        </style:tab-stops>
      </style:paragraph-properties>
    </style:style>
    <style:style style:name="P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color="#333333" style:font-name="Liberation Sans" fo:font-size="12pt" fo:font-style="normal" fo:background-color="transparent" style:font-size-asian="12pt" style:font-style-asian="normal" style:font-name-complex="Arial" style:font-size-complex="12pt" style:font-style-complex="normal"/>
    </style:style>
    <style:style style:name="P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color="#333333" style:font-name="Liberation Sans" fo:font-size="12pt" fo:language="cs" fo:country="CZ" fo:font-style="normal" fo:background-color="transparent" style:font-size-asian="12pt" style:font-style-asian="normal" style:font-name-complex="Arial" style:font-size-complex="12pt" style:font-style-complex="normal"/>
    </style:style>
    <style:style style:name="P9" style:family="paragraph" style:parent-style-name="Oslovení">
      <style:paragraph-properties fo:margin-left="0cm" fo:margin-right="0cm" fo:text-align="start" style:justify-single-word="false" fo:text-indent="0cm" style:auto-text-indent="fals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style:use-window-font-color="true"/>
    </style:style>
    <style:style style:name="P10" style:family="paragraph" style:parent-style-name="Signature">
      <style:paragraph-properties fo:margin-left="0cm" fo:margin-right="0cm" fo:text-align="end" style:justify-single-word="false" fo:text-indent="0cm" style:auto-text-indent="false">
        <style:tab-stops/>
      </style:paragraph-properties>
      <style:text-properties officeooo:paragraph-rsid="000c37ed"/>
    </style:style>
    <style:style style:name="P11" style:family="paragraph" style:parent-style-name="Vec">
      <style:text-properties style:use-window-font-color="true" fo:font-size="11pt" style:font-size-asian="11pt" style:font-size-complex="11pt"/>
    </style:style>
    <style:style style:name="P12" style:family="paragraph" style:parent-style-name="Table_20_Contents">
      <style:text-properties style:use-window-font-color="true" fo:font-size="11pt" style:font-size-asian="11pt" style:font-size-complex="11pt"/>
    </style:style>
    <style:style style:name="P13" style:family="paragraph" style:parent-style-name="Table_20_Contents">
      <style:text-properties style:use-window-font-color="true" fo:font-size="11pt" officeooo:rsid="000c37ed" officeooo:paragraph-rsid="000c37ed" style:font-size-asian="11pt" style:font-size-complex="11pt"/>
    </style:style>
    <style:style style:name="P14" style:family="paragraph" style:parent-style-name="Text_20_body">
      <style:paragraph-properties fo:text-align="center" style:justify-single-word="false"/>
      <style:text-properties style:use-window-font-color="true" fo:font-weight="bold" style:font-weight-asian="bold" style:font-name-complex="Arial" style:font-size-complex="11pt" style:font-weight-complex="bold"/>
    </style:style>
    <style:style style:name="P15" style:family="paragraph" style:parent-style-name="Text_20_body">
      <style:text-properties officeooo:paragraph-rsid="001949b5"/>
    </style:style>
    <style:style style:name="P16" style:family="paragraph" style:parent-style-name="Standard" style:master-page-name="">
      <loext:graphic-properties draw:fill="none"/>
      <style:paragraph-properties fo:margin-left="9.999cm" fo:margin-right="0cm" fo:text-align="justify" style:justify-single-word="false" fo:orphans="2" fo:widows="2" fo:hyphenation-ladder-count="no-limit" fo:text-indent="0cm" style:auto-text-indent="false" style:page-number="auto" fo:background-color="transparent"/>
      <style:text-properties fo:hyphenate="true"/>
    </style:style>
    <style:style style:name="P17" style:family="paragraph" style:parent-style-name="Adresa">
      <style:paragraph-properties fo:margin-left="8.5cm" fo:margin-right="0cm" fo:margin-top="0cm" fo:margin-bottom="0cm" loext:contextual-spacing="false" fo:text-align="start" style:justify-single-word="false" fo:orphans="2" fo:widows="2" fo:hyphenation-ladder-count="no-limit" fo:text-indent="0cm" style:auto-text-indent="false" style:shadow="none" style:writing-mode="lr-tb">
        <style:tab-stops/>
      </style:paragraph-properties>
      <style:text-properties fo:font-variant="normal" fo:text-transform="none" fo:color="#231f20" style:font-name="openSans" fo:font-size="10.5pt" fo:letter-spacing="normal" fo:language="cs" fo:country="CZ" fo:font-style="normal" fo:font-weight="normal" officeooo:paragraph-rsid="000d53a4" style:font-name-asian="Times New Roman" style:font-size-asian="11pt" style:font-name-complex="Times New Roman" style:font-size-complex="11pt" style:language-complex="ar" style:country-complex="SA" fo:hyphenate="true"/>
    </style:style>
    <style:style style:name="P18" style:family="paragraph" style:parent-style-name="Standard" style:master-page-name="">
      <loext:graphic-properties draw:fill="none"/>
      <style:paragraph-properties fo:margin-left="9.1cm" fo:margin-right="0cm" fo:text-align="start" style:justify-single-word="false" fo:orphans="2" fo:widows="2" fo:hyphenation-ladder-count="no-limit" fo:text-indent="0cm" style:auto-text-indent="false" style:page-number="auto" fo:background-color="transparent"/>
      <style:text-properties fo:hyphenate="true"/>
    </style:style>
    <style:style style:name="P19" style:family="paragraph" style:parent-style-name="Standard" style:master-page-name="">
      <loext:graphic-properties draw:fill="none"/>
      <style:paragraph-properties fo:margin-left="9.1cm" fo:margin-right="0cm" fo:margin-top="0cm" fo:margin-bottom="0cm" loext:contextual-spacing="false" fo:text-align="justify" style:justify-single-word="false" fo:orphans="2" fo:widows="2" fo:hyphenation-ladder-count="no-limit" fo:text-indent="0cm" style:auto-text-indent="false" style:page-number="auto" fo:background-color="transparent"/>
      <style:text-properties fo:font-variant="normal" fo:text-transform="none" fo:color="#222222" style:font-name="arial1" fo:font-size="9.75pt" fo:letter-spacing="normal" fo:font-style="normal" fo:font-weight="normal" officeooo:paragraph-rsid="001b298a" loext:padding="0cm" loext:border="none" fo:hyphenate="true"/>
    </style:style>
    <style:style style:name="P20" style:family="paragraph" style:parent-style-name="Standard">
      <loext:graphic-properties draw:fill="none"/>
      <style:paragraph-properties fo:margin-left="9.1cm" fo:margin-right="0cm" fo:margin-top="0cm" fo:margin-bottom="0cm" loext:contextual-spacing="false" fo:text-align="justify" style:justify-single-word="false" fo:orphans="2" fo:widows="2" fo:hyphenation-ladder-count="no-limit" fo:text-indent="0cm" style:auto-text-indent="false" fo:background-color="transparent"/>
      <style:text-properties officeooo:paragraph-rsid="001b298a" fo:hyphenate="true"/>
    </style:style>
    <style:style style:name="P21" style:family="paragraph" style:parent-style-name="Text_20_body">
      <style:paragraph-properties fo:text-align="start" style:justify-single-word="false"/>
      <style:text-properties officeooo:paragraph-rsid="00132da3"/>
    </style:style>
    <style:style style:name="P22" style:family="paragraph" style:parent-style-name="Text_20_body">
      <style:paragraph-properties fo:text-align="start" style:justify-single-word="false"/>
      <style:text-properties officeooo:paragraph-rsid="001fdb44"/>
    </style:style>
    <style:style style:name="P23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-complex="Arial"/>
    </style:style>
    <style:style style:name="T2" style:family="text">
      <style:text-properties officeooo:rsid="000c37ed" style:font-name-complex="Arial"/>
    </style:style>
    <style:style style:name="T3" style:family="text">
      <style:text-properties fo:font-variant="normal" fo:text-transform="none" fo:color="#000000" style:text-line-through-style="none" style:text-line-through-type="none" style:font-name="Arial1" fo:font-size="10pt" fo:font-style="normal" style:text-underline-style="none" fo:font-weight="normal" style:text-blinking="false" fo:background-color="transparent" loext:char-shading-value="0" style:font-name-complex="Arial2"/>
    </style:style>
    <style:style style:name="T4" style:family="text">
      <style:text-properties fo:font-variant="normal" fo:text-transform="none" fo:color="#000000" style:text-line-through-style="none" style:text-line-through-type="none" style:font-name="Arial1" fo:font-size="10pt" fo:font-style="normal" style:text-underline-style="none" fo:font-weight="normal" style:text-blinking="false" fo:background-color="transparent" loext:char-shading-value="0" style:font-name-complex="Arial"/>
    </style:style>
    <style:style style:name="T5" style:family="text">
      <style:text-properties fo:font-variant="normal" fo:text-transform="none" fo:color="#000000" style:text-line-through-style="none" style:text-line-through-type="none" style:font-name="Arial1" fo:font-size="10pt" fo:font-style="normal" style:text-underline-style="none" fo:font-weight="normal" style:text-blinking="false" fo:background-color="#ffffff" loext:char-shading-value="0" style:font-name-complex="Arial"/>
    </style:style>
    <style:style style:name="T6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 style:font-name-complex="Arial"/>
    </style:style>
    <style:style style:name="T7" style:family="text">
      <style:text-properties fo:font-variant="normal" fo:text-transform="none" fo:color="#000000" style:font-name="Liberation Sans" fo:font-size="10pt" fo:letter-spacing="normal" fo:language="cs" fo:country="CZ" fo:font-style="normal" fo:font-weight="normal" fo:background-color="transparent" loext:char-shading-value="0" style:font-size-asian="10pt" style:font-name-complex="Arial" style:font-size-complex="10pt"/>
    </style:style>
    <style:style style:name="T8" style:family="text">
      <style:text-properties fo:font-variant="normal" fo:text-transform="none" fo:color="#000000" style:font-name="arial" fo:font-size="9.75pt" fo:letter-spacing="normal" fo:font-style="normal" fo:font-weight="normal" officeooo:rsid="00132da3" style:font-name-complex="Arial" style:font-size-complex="11pt"/>
    </style:style>
    <style:style style:name="T9" style:family="text">
      <style:text-properties fo:font-variant="normal" fo:text-transform="none" fo:color="#222222" style:font-name="arial1" fo:font-size="9.75pt" fo:letter-spacing="normal" fo:font-style="normal" fo:font-weight="normal" loext:padding="0cm" loext:border="none"/>
    </style:style>
    <style:style style:name="T10" style:family="text">
      <style:text-properties fo:font-size="12pt" style:font-size-asian="12pt" style:language-asian="cs" style:country-asian="CZ" style:font-name-complex="Arial" style:font-size-complex="12pt"/>
    </style:style>
    <style:style style:name="T11" style:family="text">
      <style:text-properties style:font-name-asian="Liberation Sans" style:font-name-complex="Liberation Sans"/>
    </style:style>
    <style:style style:name="T12" style:family="text">
      <style:text-properties style:font-name="Liberation Sans" fo:font-size="10pt" style:font-size-asian="10pt" style:font-name-complex="Arial" style:font-size-complex="10pt"/>
    </style:style>
    <style:style style:name="T13" style:family="text">
      <style:text-properties fo:color="#333333" style:font-name="Liberation Sans" fo:font-size="10pt" fo:language="cs" fo:country="CZ" fo:background-color="transparent" loext:char-shading-value="0" style:font-size-asian="10pt" style:font-name-complex="Arial" style:font-size-complex="10pt"/>
    </style:style>
    <style:style style:name="T14" style:family="text">
      <style:text-properties fo:color="#333333" style:font-name="Liberation Sans" fo:font-size="10pt" fo:language="cs" fo:country="CZ" fo:font-style="normal" fo:background-color="transparent" loext:char-shading-value="0" style:font-name-asian="Liberation Sans2" style:font-size-asian="10pt" style:font-style-asian="normal" style:font-name-complex="Liberation Sans2" style:font-size-complex="10pt" style:font-style-complex="normal"/>
    </style:style>
    <style:style style:name="T15" style:family="text">
      <style:text-properties fo:color="#333333" style:font-name="Liberation Sans" fo:font-size="10pt" fo:language="cs" fo:country="CZ" fo:font-weight="normal" fo:background-color="transparent" loext:char-shading-value="0" style:font-size-asian="10pt" style:font-weight-asian="normal" style:font-name-complex="Arial" style:font-size-complex="10pt" style:font-weight-complex="normal"/>
    </style:style>
    <style:style style:name="T16" style:family="text">
      <style:text-properties fo:color="#000080" style:font-name="Liberation Sans" fo:font-size="10pt" fo:language="zxx" fo:country="none" fo:background-color="transparent" loext:char-shading-value="0" style:font-size-asian="10pt" style:font-name-complex="Arial" style:font-size-complex="10pt"/>
    </style:style>
    <style:style style:name="T17" style:family="text">
      <style:text-properties style:use-window-font-color="true" style:font-name-complex="Arial" style:font-size-complex="11pt"/>
    </style:style>
    <style:style style:name="T18" style:family="text">
      <style:text-properties style:use-window-font-color="true" officeooo:rsid="0009e238" style:font-name-complex="Arial" style:font-size-complex="11pt"/>
    </style:style>
    <style:style style:name="T19" style:family="text">
      <style:text-properties style:use-window-font-color="true" officeooo:rsid="000a63a3" style:font-name-complex="Arial" style:font-size-complex="11pt"/>
    </style:style>
    <style:style style:name="T20" style:family="text">
      <style:text-properties style:use-window-font-color="true" officeooo:rsid="000c37ed" style:font-name-complex="Arial" style:font-size-complex="11pt"/>
    </style:style>
    <style:style style:name="T21" style:family="text">
      <style:text-properties style:use-window-font-color="true" officeooo:rsid="00132da3" style:font-name-complex="Arial" style:font-size-complex="11pt"/>
    </style:style>
    <style:style style:name="T22" style:family="text">
      <style:text-properties style:use-window-font-color="true" officeooo:rsid="001373fa" style:font-name-complex="Arial" style:font-size-complex="11pt"/>
    </style:style>
    <style:style style:name="T23" style:family="text">
      <style:text-properties style:use-window-font-color="true" officeooo:rsid="000e84a2" style:font-name-complex="Arial" style:font-size-complex="11pt"/>
    </style:style>
    <style:style style:name="T24" style:family="text">
      <style:text-properties style:use-window-font-color="true" officeooo:rsid="001c7e2f" style:font-name-complex="Arial" style:font-size-complex="11pt"/>
    </style:style>
    <style:style style:name="T25" style:family="text">
      <style:text-properties style:use-window-font-color="true" officeooo:rsid="000c37ed" style:font-size-complex="11pt"/>
    </style:style>
    <style:style style:name="T26" style:family="text">
      <style:text-properties style:use-window-font-color="true" fo:font-size="11pt" style:font-size-asian="11pt" style:font-size-complex="11pt"/>
    </style:style>
    <style:style style:name="T27" style:family="text">
      <style:text-properties style:use-window-font-color="true" fo:font-weight="bold" style:font-weight-asian="bold" style:font-name-complex="Arial" style:font-size-complex="11pt" style:font-weight-complex="bold"/>
    </style:style>
    <style:style style:name="T28" style:family="text">
      <style:text-properties officeooo:rsid="000c37ed"/>
    </style:style>
    <style:style style:name="T29" style:family="text">
      <style:text-properties fo:language="cs" fo:country="CZ" style:language-complex="ar" style:country-complex="SA"/>
    </style:style>
    <style:style style:name="T30" style:family="text">
      <style:text-properties fo:language="cs" fo:country="CZ" officeooo:rsid="001b298a" style:language-complex="ar" style:country-complex="SA"/>
    </style:style>
    <style:style style:name="T31" style:family="text">
      <style:text-properties fo:language="cs" fo:country="CZ" officeooo:rsid="001fdb44" style:language-complex="ar" style:country-complex="SA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808080" draw:marker-start-width="0.199cm" draw:marker-start-center="false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10107" number:language="cs" number:country="CZ">
      <number:day number:calendar="gregorian"/>
      <number:text>.</number:text>
      <number:month number:calendar="gregorian"/>
      <number:text>.</number:text>
      <number:year number:calendar="gregorian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Strong_20_Emphasis"><text:span text:style-name="T29"/></text:span></text:p>
      <text:p text:style-name="P18"><text:span text:style-name="Strong_20_Emphasis"><text:span text:style-name="T29">Krajský úřad </text:span></text:span><text:span text:style-name="Strong_20_Emphasis"><text:span text:style-name="T31">Jihomoravského</text:span></text:span><text:span text:style-name="Strong_20_Emphasis"><text:span text:style-name="T29"> kraje</text:span></text:span></text:p>
      <text:p text:style-name="P19">Pivovarské nám. 1245/2,</text:p>
      <text:p text:style-name="P20"><text:span text:style-name="T9">500 03 Hradec Králové</text:span></text:p>
      <text:p text:style-name="P17"/>
      <text:p text:style-name="P17"/>
      <table:table table:name="Tabulka1" table:style-name="Tabulka1">
        <table:table-column table:style-name="Tabulka1.A"/>
        <table:table-column table:style-name="Tabulka1.B"/>
        <table:table-column table:style-name="Tabulka1.C"/>
        <table:table-column table:style-name="Tabulka1.D"/>
        <table:table-row>
          <table:table-cell table:style-name="Tabulka1.A1" office:value-type="string">
            <text:p text:style-name="P12"/>
          </table:table-cell>
          <table:table-cell table:style-name="Tabulka1.A1" office:value-type="string">
            <text:p text:style-name="P12"/>
          </table:table-cell>
          <table:table-cell table:style-name="Tabulka1.A1" office:value-type="string">
            <text:p text:style-name="P12"/>
          </table:table-cell>
          <table:table-cell table:style-name="Tabulka1.A1" office:value-type="string">
            <text:p text:style-name="Table_20_Contents"><text:span text:style-name="Standardní_20_písmo_20_odstavce"><text:span text:style-name="T26"><text:date style:data-style-name="N10107" text:date-value="2017-08-28T10:49:08.276214231">28.8.17</text:date></text:span></text:span></text:p>
          </table:table-cell>
        </table:table-row>
        <table:table-row>
          <table:table-cell table:style-name="Tabulka1.A1" office:value-type="string">
            <text:p text:style-name="P12"/>
          </table:table-cell>
          <table:table-cell table:style-name="Tabulka1.A1" office:value-type="string">
            <text:p text:style-name="P12"/>
          </table:table-cell>
          <table:table-cell table:style-name="Tabulka1.A1" office:value-type="string">
            <text:p text:style-name="P12"/>
          </table:table-cell>
          <table:table-cell table:style-name="Tabulka1.A1" office:value-type="string">
            <text:p text:style-name="P13">Praha</text:p>
          </table:table-cell>
        </table:table-row>
      </table:table>
      <text:p text:style-name="P11">Odvolání zmocněnce <text:span text:style-name="T28">politické strany</text:span></text:p>
      <text:p text:style-name="P15"><text:span text:style-name="Standardní_20_písmo_20_odstavce"><text:span text:style-name="T20">Politická strana Česká pirátská strana, která je volební stranou pro volby do </text:span></text:span><text:span text:style-name="Standardní_20_písmo_20_odstavce"><text:span text:style-name="T23">Poslanecké sněmovny Parlamentu České republiky</text:span></text:span><text:span text:style-name="Standardní_20_písmo_20_odstavce"><text:span text:style-name="T18">, </text:span></text:span><text:span text:style-name="Standardní_20_písmo_20_odstavce"><text:span text:style-name="T20">konané ve dnech </text:span></text:span><text:span text:style-name="Standardní_20_písmo_20_odstavce"><text:span text:style-name="T23">20</text:span></text:span><text:span text:style-name="Standardní_20_písmo_20_odstavce"><text:span text:style-name="T20">. a </text:span></text:span><text:span text:style-name="Standardní_20_písmo_20_odstavce"><text:span text:style-name="T23">21</text:span></text:span><text:span text:style-name="Standardní_20_písmo_20_odstavce"><text:span text:style-name="T20">. října 201</text:span></text:span><text:span text:style-name="Standardní_20_písmo_20_odstavce"><text:span text:style-name="T23">7</text:span></text:span></text:p>
      <text:p text:style-name="P14">odvolává svého volebního zmocněnce</text:p>
      <text:p text:style-name="P21"><text:span text:style-name="Standardní_20_písmo_20_odstavce"><text:span text:style-name="T21">​</text:span></text:span><text:span text:style-name="Standardní_20_písmo_20_odstavce"><text:span text:style-name="T8">Bc. Jana Leitnerová, Újezd u Rosic 61, PSČ: 664 84, dat. nar: 13. 6. 1987</text:span></text:span></text:p>
      <text:p text:style-name="Text_20_body"><text:span text:style-name="Standardní_20_písmo_20_odstavce"><text:span text:style-name="T17">Za volební stranu dále jedná náhradník volebního zmocněnce Vladislav T</text:span></text:span><text:span text:style-name="Standardní_20_písmo_20_odstavce"><text:span text:style-name="T18">o</text:span></text:span><text:span text:style-name="Standardní_20_písmo_20_odstavce"><text:span text:style-name="T17">bias Esner, narozen 03.03.1982, trvalé bydliště Bechyňská č.p. 639, Praha 9, </text:span></text:span><text:span text:style-name="Standardní_20_písmo_20_odstavce"><text:span text:style-name="T18">Praha, </text:span></text:span><text:span text:style-name="Standardní_20_písmo_20_odstavce"><text:span text:style-name="T17">199 00 s datovou schránkou </text:span></text:span><text:span text:style-name="Standardní_20_písmo_20_odstavce"><text:span text:style-name="T27">efxtg8z</text:span></text:span><text:span text:style-name="Standardní_20_písmo_20_odstavce"><text:span text:style-name="T17">. Telefon: </text:span></text:span><text:span text:style-name="Standardní_20_písmo_20_odstavce"><text:span text:style-name="T20">778702713</text:span></text:span></text:p>
      <text:p text:style-name="P22"><text:span text:style-name="Standardní_20_písmo_20_odstavce"><text:span text:style-name="T8">Bc. Jana Leitnerová</text:span></text:span><text:span text:style-name="Standardní_20_písmo_20_odstavce"><text:span text:style-name="T19"> ať nadále zůstane kontaktem na zástupce kandidujících subjektů uvedeným na stránkách kraje.</text:span></text:span></text:p>
      <text:p text:style-name="P9">S pozdravem</text:p>
      <text:p text:style-name="P10"><text:span text:style-name="Standardní_20_písmo_20_odstavce"><text:span text:style-name="T25">PhDr. Ivan Bartoš, Ph.D.</text:span></text:span></text:p>
      <text:p text:style-name="P10"><text:span text:style-name="Standardní_20_písmo_20_odstavce"><text:span text:style-name="T25">předseda strany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Source Sans Pro" svg:font-family="'Source Sans Pro', sans-serif"/>
    <style:font-face style:name="arial1" svg:font-family="arial, sans-serif"/>
    <style:font-face style:name="arial" svg:font-family="arial, sans, sans-serif"/>
    <style:font-face style:name="openSans" svg:font-family="openSans, Arial, Helvetica, sans-serif"/>
    <style:font-face style:name="FreeSans" svg:font-family="FreeSans" style:font-family-generic="swiss"/>
    <style:font-face style:name="Liberation Sans2" svg:font-family="'Liberation Sans'" style:font-family-generic="swiss"/>
    <style:font-face style:name="FreeSans1" svg:font-family="FreeSans" style:font-family-generic="system"/>
    <style:font-face style:name="Lohit Hindi" svg:font-family="'Lohit Hindi'" style:font-family-generic="system"/>
    <style:font-face style:name="OpenSymbol" svg:font-family="OpenSymbol" style:font-family-generic="system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DejaVu Sans Light" svg:font-family="'DejaVu Sans Light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cs" fo:country="CZ" fo:font-style="normal" style:text-underline-style="none" fo:font-weight="normal" style:letter-kerning="true" style:font-name-asian="DejaVu Sans Light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cs" fo:country="CZ" fo:font-style="normal" style:text-underline-style="none" fo:font-weight="normal" style:letter-kerning="true" fo:background-color="transparent" style:font-name-asian="DejaVu Sans Light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/>
      <style:text-properties fo:color="#333333" style:font-name="Liberation Sans" fo:font-family="'Liberation Sans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DejaVu Sans Light" style:font-family-asian="'DejaVu Sans Light'" style:font-family-generic-asian="system" style:font-pitch-asian="variable" style:font-size-asian="14pt" style:font-name-complex="FreeSans" style:font-family-complex="FreeSans" style:font-family-generic-complex="swiss" style:font-size-complex="14pt" fo:hyphenate="true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fo:hyphenation-ladder-count="no-limit" style:text-autospace="none" style:punctuation-wrap="simpl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size="11pt" style:font-size-asian="11pt" fo:hyphenate="tru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hyphenation-ladder-count="no-limit" fo:keep-with-next="always" style:text-autospace="none" style:punctuation-wrap="simpl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 fo:hyphenate="tru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tru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true"/>
    </style:style>
    <style:style style:name="Normální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wiss" fo:hyphenate="true"/>
    </style:style>
    <style:style style:name="Titulek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FreeSans" style:font-family-complex="FreeSans" style:font-family-generic-complex="swiss" style:font-style-complex="italic" fo:hyphenate="tru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FreeSans" style:font-family-complex="FreeSans" style:font-family-generic-complex="swiss" fo:hyphenate="true"/>
    </style:style>
    <style:style style:name="Header" style:family="paragraph" style:parent-style-name="Standard" style:class="extra">
      <style:paragraph-properties fo:margin-left="3cm" fo:margin-right="0cm" fo:hyphenation-ladder-count="no-limit" fo:text-indent="0cm" style:auto-text-indent="false" style:text-autospace="none" style:punctuation-wrap="simpl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 fo:hyphenate="true"/>
    </style:style>
    <style:style style:name="Footer" style:family="paragraph" style:parent-style-name="Standard" style:class="extra">
      <style:paragraph-properties fo:hyphenation-ladder-count="no-limit" style:text-autospace="none" style:punctuation-wrap="simpl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 fo:hyphenate="tru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/>
    </style:style>
    <style:style style:name="Adresa" style:family="paragraph" style:parent-style-name="Standard" style:auto-update="true">
      <style:paragraph-properties fo:margin-left="7.999cm" fo:margin-right="0cm" fo:margin-top="0cm" fo:margin-bottom="0cm" loext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11pt" style:font-size-asian="11pt" style:font-size-complex="11pt" fo:hyphenate="true"/>
    </style:style>
    <style:style style:name="Vec" style:family="paragraph" style:next-style-name="Standard">
      <style:paragraph-properties fo:margin-top="1cm" fo:margin-bottom="1cm" loext:contextual-spacing="false" fo:hyphenation-ladder-count="no-limit"/>
      <style:text-properties fo:color="#333333" style:font-name="Liberation Sans" fo:font-family="'Liberation Sans'" style:font-family-generic="swiss" style:font-pitch="variable" fo:font-size="10.5pt" fo:font-weight="bold" style:font-size-asian="10.5pt" style:font-weight-asian="bold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tru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tru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true"/>
    </style:style>
    <style:style style:name="List_20_Heading" style:display-name="List Heading" style:family="paragraph" style:parent-style-name="Standard" style:next-style-name="List_20_Contents" style:class="html">
      <style:paragraph-properties fo:hyphenation-ladder-count="no-limit"/>
      <style:text-properties fo:hyphenate="true"/>
    </style:style>
    <style:style style:name="List_20_Contents" style:display-name="List Contents" style:family="paragraph" style:parent-style-name="Standard" style:class="html">
      <style:paragraph-properties fo:margin-left="1cm" fo:margin-right="0cm" fo:hyphenation-ladder-count="no-limit" fo:text-indent="0cm" style:auto-text-indent="false">
        <style:tab-stops/>
      </style:paragraph-properties>
      <style:text-properties fo:hyphenate="true"/>
    </style:style>
    <style:style style:name="Liberation_20_Mono" style:display-name="Liberation Mono" style:family="paragraph" style:parent-style-name="Text_20_body">
      <style:paragraph-properties fo:hyphenation-ladder-count="no-limit"/>
      <style:text-properties fo:hyphenate="true"/>
    </style:style>
    <style:style style:name="Oslovení" style:family="paragraph" style:parent-style-name="Text_20_body">
      <style:paragraph-properties fo:margin-left="9.999cm" fo:margin-right="0cm" fo:margin-top="1cm" fo:margin-bottom="1cm" loext:contextual-spacing="false" fo:hyphenation-ladder-count="no-limit" fo:text-indent="0cm" style:auto-text-indent="false" text:number-lines="false" text:line-number="0">
        <style:tab-stops>
          <style:tab-stop style:position="-3.748cm"/>
          <style:tab-stop style:position="0.252cm"/>
          <style:tab-stop style:position="4.002cm"/>
        </style:tab-stops>
      </style:paragraph-properties>
      <style:text-properties fo:hyphenate="true"/>
    </style:style>
    <style:style style:name="Signature" style:family="paragraph" style:parent-style-name="Standard" style:class="text">
      <style:paragraph-properties fo:margin-left="9.999cm" fo:margin-right="0cm" fo:hyphenation-ladder-count="no-limit" fo:text-indent="0cm" style:auto-text-indent="false" text:number-lines="false" text:line-number="0">
        <style:tab-stops/>
      </style:paragraph-properties>
      <style:text-properties fo:font-size="11pt" style:font-size-asian="11pt" fo:hyphenate="true"/>
    </style:style>
    <style:style style:name="Priloha" style:family="paragraph" style:parent-style-name="Standard">
      <style:paragraph-properties fo:margin-top="0.499cm" fo:margin-bottom="0cm" loext:contextual-spacing="false" fo:hyphenation-ladder-count="no-limit"/>
      <style:text-properties fo:font-size="11pt" fo:font-weight="bold" style:font-size-asian="11pt" style:font-weight-asian="bold" fo:hyphenate="tru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hyphenation-ladder-count="no-limit" fo:text-indent="-0.635cm" style:auto-text-indent="false">
        <style:tab-stops>
          <style:tab-stop style:position="5.616cm"/>
          <style:tab-stop style:position="9.617cm"/>
          <style:tab-stop style:position="13.367cm"/>
        </style:tab-stops>
      </style:paragraph-properties>
      <style:text-properties fo:hyphenate="tru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hyphenation-ladder-count="no-limit" fo:text-indent="-0.635cm" style:auto-text-indent="false">
        <style:tab-stops>
          <style:tab-stop style:position="5.616cm"/>
          <style:tab-stop style:position="9.617cm"/>
          <style:tab-stop style:position="13.367cm"/>
        </style:tab-stops>
      </style:paragraph-properties>
      <style:text-properties fo:hyphenate="true"/>
    </style:style>
    <style:style style:name="Text_20_bubliny" style:display-name="Text bubliny" style:family="paragraph" style:parent-style-name="Normální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 fo:hyphenate="false"/>
    </style:style>
    <style:style style:name="Standardní_20_písmo_20_odstavce" style:display-name="Standardní písmo odstavce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Zvýraznění" style:family="text">
      <style:text-properties fo:font-style="italic" style:font-style-asian="italic" style:font-style-complex="italic"/>
    </style:style>
    <style:style style:name="Text_20_bubliny_20_Char" style:display-name="Text bubliny Char" style:family="text" style:parent-style-name="Standardní_20_písmo_20_odstavce"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/>
    </style:style>
    <style:style style:name="WW_5f_CharLFO1LVL1" style:display-name="WW_CharLFO1LVL1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2" style:display-name="WW_CharLFO1LVL2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3" style:display-name="WW_CharLFO1LVL3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4" style:display-name="WW_CharLFO1LVL4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5" style:display-name="WW_CharLFO1LVL5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6" style:display-name="WW_CharLFO1LVL6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7" style:display-name="WW_CharLFO1LVL7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8" style:display-name="WW_CharLFO1LVL8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9" style:display-name="WW_CharLFO1LVL9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1949b5"/>
    </style:style>
    <style:style style:name="MP2" style:family="paragraph" style:parent-style-name="Text_20_body">
      <style:paragraph-properties fo:margin-top="0cm" fo:margin-bottom="0cm" loext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0pt" fo:font-style="normal" style:text-underline-style="none" fo:font-weight="normal" officeooo:paragraph-rsid="001949b5" style:text-blinking="false" fo:background-color="transparent"/>
    </style:style>
    <style:style style:name="M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4" style:family="paragraph" style:parent-style-name="Header">
      <style:paragraph-properties fo:margin-left="2.221cm" fo:margin-right="0cm" fo:text-align="start" style:justify-single-word="false" fo:text-indent="0cm" style:auto-text-indent="false">
        <style:tab-stops>
          <style:tab-stop style:position="8.781cm" style:type="center"/>
          <style:tab-stop style:position="16.782cm" style:type="right"/>
        </style:tab-stops>
      </style:paragraph-properties>
    </style:style>
    <style:style style:name="MP5" style:family="paragraph" style:parent-style-name="Footer">
      <style:paragraph-properties fo:text-align="center" style:justify-single-word="false"/>
    </style:style>
    <style:style style:name="MP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color="#333333" style:font-name="Liberation Sans" fo:font-size="12pt" fo:font-style="normal" fo:background-color="transparent" style:font-size-asian="12pt" style:font-style-asian="normal" style:font-name-complex="Arial" style:font-size-complex="12pt" style:font-style-complex="normal"/>
    </style:style>
    <style:style style:name="MP7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1" style:font-size-complex="18pt" style:font-style-complex="normal" style:font-weight-complex="normal" style:text-emphasize="none" style:font-relief="none" style:text-overline-style="none" style:text-overline-color="font-color"/>
    </style:style>
    <style:style style:name="MP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color="#333333" style:font-name="Liberation Sans" fo:font-size="12pt" fo:language="cs" fo:country="CZ" fo:font-style="normal" fo:background-color="transparent" style:font-size-asian="12pt" style:font-style-asian="normal" style:font-name-complex="Arial" style:font-size-complex="12pt" style:font-style-complex="normal"/>
    </style:style>
    <style:style style:name="MP9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fo:color="#333333" style:font-name="Liberation Sans" fo:font-size="10pt" fo:language="cs" fo:country="CZ" fo:background-color="transparent" style:font-size-asian="10pt" style:font-name-complex="Arial" style:font-size-complex="10pt"/>
    </style:style>
    <style:style style:name="MT1" style:family="text">
      <style:text-properties style:font-name-complex="Arial"/>
    </style:style>
    <style:style style:name="MT2" style:family="text">
      <style:text-properties fo:font-variant="normal" fo:text-transform="none" fo:color="#000000" style:text-line-through-style="none" style:text-line-through-type="none" style:font-name="Arial1" fo:font-size="10pt" fo:font-style="normal" style:text-underline-style="none" fo:font-weight="normal" style:text-blinking="false" fo:background-color="transparent" loext:char-shading-value="0" style:font-name-complex="Arial2"/>
    </style:style>
    <style:style style:name="MT3" style:family="text">
      <style:text-properties fo:font-variant="normal" fo:text-transform="none" fo:color="#000000" style:text-line-through-style="none" style:text-line-through-type="none" style:font-name="Arial1" fo:font-size="10pt" fo:font-style="normal" style:text-underline-style="none" fo:font-weight="normal" style:text-blinking="false" fo:background-color="transparent" loext:char-shading-value="0" style:font-name-complex="Arial"/>
    </style:style>
    <style:style style:name="MT4" style:family="text">
      <style:text-properties fo:font-variant="normal" fo:text-transform="none" fo:color="#000000" style:text-line-through-style="none" style:text-line-through-type="none" style:font-name="Arial1" fo:font-size="10pt" fo:font-style="normal" style:text-underline-style="none" fo:font-weight="normal" style:text-blinking="false" fo:background-color="#ffffff" loext:char-shading-value="0" style:font-name-complex="Arial"/>
    </style:style>
    <style:style style:name="MT5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 style:font-name-complex="Arial"/>
    </style:style>
    <style:style style:name="MT6" style:family="text">
      <style:text-properties fo:font-size="12pt" style:font-size-asian="12pt" style:language-asian="cs" style:country-asian="CZ" style:font-name-complex="Arial" style:font-size-complex="12pt"/>
    </style:style>
    <style:style style:name="MT7" style:family="text">
      <style:text-properties style:font-name-asian="Liberation Sans" style:font-name-complex="Liberation Sans"/>
    </style:style>
    <style:style style:name="MT8" style:family="text">
      <style:text-properties officeooo:rsid="000c37ed" style:font-name-complex="Arial"/>
    </style:style>
    <style:style style:name="MT9" style:family="text">
      <style:text-properties style:font-name="Liberation Sans" fo:font-size="10pt" style:font-size-asian="10pt" style:font-name-complex="Arial" style:font-size-complex="10pt"/>
    </style:style>
    <style:style style:name="MT10" style:family="text">
      <style:text-properties fo:color="#333333" style:font-name="Liberation Sans" fo:font-size="10pt" fo:language="cs" fo:country="CZ" fo:background-color="transparent" loext:char-shading-value="0" style:font-size-asian="10pt" style:font-name-complex="Arial" style:font-size-complex="10pt"/>
    </style:style>
    <style:style style:name="MT11" style:family="text">
      <style:text-properties fo:color="#333333" style:font-name="Liberation Sans" fo:font-size="10pt" fo:language="cs" fo:country="CZ" fo:font-style="normal" fo:background-color="transparent" loext:char-shading-value="0" style:font-name-asian="Liberation Sans2" style:font-size-asian="10pt" style:font-style-asian="normal" style:font-name-complex="Liberation Sans2" style:font-size-complex="10pt" style:font-style-complex="normal"/>
    </style:style>
    <style:style style:name="MT12" style:family="text">
      <style:text-properties fo:color="#333333" style:font-name="Liberation Sans" fo:font-size="10pt" fo:language="cs" fo:country="CZ" fo:font-weight="normal" fo:background-color="transparent" loext:char-shading-value="0" style:font-size-asian="10pt" style:font-weight-asian="normal" style:font-name-complex="Arial" style:font-size-complex="10pt" style:font-weight-complex="normal"/>
    </style:style>
    <style:style style:name="MT13" style:family="text">
      <style:text-properties fo:font-variant="normal" fo:text-transform="none" fo:color="#000000" style:font-name="Liberation Sans" fo:font-size="10pt" fo:letter-spacing="normal" fo:language="cs" fo:country="CZ" fo:font-style="normal" fo:font-weight="normal" fo:background-color="transparent" loext:char-shading-value="0" style:font-size-asian="10pt" style:font-name-complex="Arial" style:font-size-complex="10pt"/>
    </style:style>
    <style:style style:name="MT14" style:family="text">
      <style:text-properties fo:color="#000080" style:font-name="Liberation Sans" fo:font-size="10pt" fo:language="zxx" fo:country="none" fo:background-color="transparent" loext:char-shading-value="0" style:font-size-asian="10pt" style:font-name-complex="Arial" style:font-size-complex="10pt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svg:stroke-color="#808080" draw:marker-start-width="0.199cm" draw:marker-start-center="false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861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861cm" fo:margin-left="0cm" fo:margin-right="0cm" fo:margin-bottom="0cm" style:dynamic-spacing="true"/>
      </style:header-style>
      <style:footer-style>
        <style:header-footer-properties fo:min-height="1.86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861cm" fo:margin-left="0cm" fo:margin-right="0cm" fo:margin-bottom="0.801cm" style:dynamic-spacing="true"/>
      </style:header-style>
      <style:footer-style>
        <style:header-footer-properties fo:min-height="1.861cm" fo:margin-left="0cm" fo:margin-right="0cm" fo:margin-top="0.801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Obrázek2" text:anchor-type="paragraph" svg:x="-0.409cm" svg:y="-0.4cm" svg:width="5.666cm" style:rel-width="scale" svg:height="2.348cm" style:rel-height="scale" draw:z-index="1"><draw:image xlink:href="Pictures/100002010000044A000001C736191E4EF194A342.png" xlink:type="simple" xlink:show="embed" xlink:actuate="onLoad"/></draw:frame></text:p>
      </style:header>
      <style:footer>
        <text:p text:style-name="MP1"><text:span text:style-name="Standardní_20_písmo_20_odstavce"><text:span text:style-name="MT1"><text:line-break/></text:span></text:span><text:span text:style-name="Standardní_20_písmo_20_odstavce"><text:span text:style-name="MT2">Česká pirátská strana • Řehořova 943/19, 130 00 Praha 3 • Doručovat do datové schránky b2i4r6j</text:span></text:span></text:p>
        <text:p text:style-name="MP2">Tel. +420 778 702 713 • Web http://www.pirati.cz • E-mail info@pirati.cz • IČO 71339698</text:p>
        <text:p text:style-name="MP1"><text:span text:style-name="Standardní_20_písmo_20_odstavce"><text:span text:style-name="MT3">Transparentní účty: Volební: </text:span></text:span><text:span text:style-name="Standardní_20_písmo_20_odstavce"><text:span text:style-name="MT4">2901172853/2010, Zvláštní: 2200623578/2010,</text:span></text:span><text:span text:style-name="Standardní_20_písmo_20_odstavce"><text:span text:style-name="MT5"> </text:span></text:span><text:span text:style-name="Standardní_20_písmo_20_odstavce"><text:span text:style-name="MT3">2100048174/2010</text:span></text:span></text:p>
      </style:footer>
    </style:master-page>
    <style:master-page style:name="MP0" style:page-layout-name="Mpm2">
      <style:footer>
        <text:p text:style-name="MP3"><text:span text:style-name="Standardní_20_písmo_20_odstavce"><text:span text:style-name="MT1"><text:line-break/></text:span></text:span><text:page-number text:select-page="current">0</text:page-number></text:p>
      </style:footer>
    </style:master-page>
    <style:master-page style:name="MPF0" style:page-layout-name="Mpm3" style:next-style-name="MP0">
      <style:header>
        <text:p text:style-name="MP4"><draw:frame draw:style-name="Mfr1" draw:name="Obrázek 1" text:anchor-type="paragraph" svg:x="-0.409cm" svg:y="-0.4cm" svg:width="5.666cm" style:rel-width="scale" svg:height="2.348cm" style:rel-height="scale" draw:z-index="0"><draw:image xlink:href="Pictures/100002010000044A000001C7EEED84A57B29702F.png" xlink:type="simple" xlink:show="embed" xlink:actuate="onLoad"/></draw:frame><text:span text:style-name="Standardní_20_písmo_20_odstavce"><text:span text:style-name="MT6"/></text:span></text:p>
      </style:header>
      <style:footer>
        <text:p text:style-name="MP5"><text:span text:style-name="Standardní_20_písmo_20_odstavce"><text:span text:style-name="MT1"><text:line-break/>Česká pirátská strana • Řehořova 943/19 130 00 Praha 3 <text:s/>• Doručovat do datové schránky b2i4r6j</text:span></text:span><text:span text:style-name="Standardní_20_písmo_20_odstavce"><text:span text:style-name="MT7"><text:line-break/></text:span></text:span><text:span text:style-name="Standardní_20_písmo_20_odstavce"><text:span text:style-name="MT1">Tel. +420 7</text:span></text:span><text:span text:style-name="Standardní_20_písmo_20_odstavce"><text:span text:style-name="MT8">78 702 713</text:span></text:span><text:span text:style-name="Standardní_20_písmo_20_odstavce"><text:span text:style-name="MT1"> • Web </text:span></text:span><text:a xlink:type="simple" xlink:href="http://www.pirati.cz/" office:target-frame-name="_top" xlink:show="replace" text:style-name="Internet_20_link" text:visited-style-name="Visited_20_Internet_20_Link"><text:span text:style-name="Standardní_20_písmo_20_odstavce"><text:span text:style-name="MT1">http://www.pirati.cz</text:span></text:span></text:a><text:span text:style-name="Standardní_20_písmo_20_odstavce"><text:span text:style-name="MT1"> • E-mail </text:span></text:span><text:a xlink:type="simple" xlink:href="mailto:info@pirati.cz" office:target-frame-name="_top" xlink:show="replace" text:style-name="Internet_20_link" text:visited-style-name="Visited_20_Internet_20_Link"><text:span text:style-name="Standardní_20_písmo_20_odstavce"><text:span text:style-name="MT1">info@pirati.cz</text:span></text:span></text:a><text:span text:style-name="Standardní_20_písmo_20_odstavce"><text:span text:style-name="MT1"> • IČO 71339698</text:span></text:span></text:p>
        <text:p text:style-name="MP5">Transparentní účet 2100048174/2010</text:p>
      </style:footer>
    </style:master-page>
    <style:master-page style:name="First_20_Page" style:display-name="First Page" style:page-layout-name="Mpm4" style:next-style-name="Standard">
      <style:header>
        <text:p text:style-name="MP6"><draw:frame text:anchor-type="paragraph" draw:z-index="0" draw:style-name="Mgr1" draw:text-style-name="MP7" svg:width="5.666cm" svg:height="2.347cm" svg:x="-0.409cm" svg:y="-0.4cm"><draw:image xlink:href="Pictures/100002010000044A000001C76B804A220163FD4A.png" xlink:type="simple" xlink:show="embed" xlink:actuate="onLoad"><text:p/></draw:image></draw:frame></text:p>
        <text:p text:style-name="MP6"/>
        <text:p text:style-name="MP8"/>
      </style:header>
      <style:footer>
        <text:p text:style-name="MP3"><text:span text:style-name="MT9"><text:line-break/></text:span><text:span text:style-name="MT10">Česká pirátská strana • Řehořova 943/19 130 00 Praha 3 <text:s/>• Doručovat do datové schránky b2i4r6j</text:span><text:span text:style-name="MT11"><text:line-break/></text:span><text:span text:style-name="MT12">Tel</text:span><text:span text:style-name="MT10">. +420 </text:span><text:span text:style-name="MT13">778 702 713</text:span><text:span text:style-name="MT10"> • </text:span><text:span text:style-name="MT12">Web</text:span><text:span text:style-name="MT10"> </text:span><text:a xlink:type="simple" xlink:href="http://www.pirati.cz/" text:style-name="Internet_20_link" text:visited-style-name="Visited_20_Internet_20_Link"><text:span text:style-name="MT14">http://www.pirati.cz</text:span></text:a><text:span text:style-name="MT10"> • E-mail </text:span><text:a xlink:type="simple" xlink:href="mailto:info@pirati.cz" text:style-name="Internet_20_link" text:visited-style-name="Visited_20_Internet_20_Link"><text:span text:style-name="MT14">info@pirati.cz</text:span></text:a><text:span text:style-name="MT10"> • IČO 71339698</text:span></text:p>
        <text:p text:style-name="MP9">Transparentní účet 2100048174/201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Pirátský dopis</dc:title>
    <meta:initial-creator>Vojtěch Pikal;Vladislav Tobias Esner</meta:initial-creator>
    <meta:creation-date>2013-07-05T23:33:00Z</meta:creation-date>
    <dc:date>2017-08-28T10:49:08.108006808</dc:date>
    <meta:editing-cycles>16</meta:editing-cycles>
    <meta:editing-duration>PT19H40M44S</meta:editing-duration>
    <meta:document-statistic meta:table-count="1" meta:image-count="2" meta:object-count="0" meta:page-count="1" meta:paragraph-count="22" meta:word-count="217" meta:character-count="1470" meta:non-whitespace-character-count="1268"/>
    <meta:user-defined meta:name="Informace 1"/>
    <meta:user-defined meta:name="Informace 2"/>
    <meta:user-defined meta:name="Informace 3"/>
    <meta:user-defined meta:name="Informace 4"/>
    <meta:template xlink:type="simple" xlink:actuate="onRequest" xlink:title="" xlink:href="../../../Downloads/odvolani_zmocnence_volebni_strany_koalice.odt/Sablona_dopis.ott"/>
  </office:meta>
</office:document-meta>
</file>